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5pt" fo:font-weight="bold" officeooo:rsid="000a1889" officeooo:paragraph-rsid="00087546" style:font-size-asian="15pt" style:font-weight-asian="bold" style:font-size-complex="15pt" style:font-weight-complex="bold"/>
    </style:style>
    <style:style style:name="P2" style:family="paragraph" style:parent-style-name="Text_20_body" style:list-style-name="L1">
      <style:paragraph-properties fo:padding="0.0193in" fo:border="0.06pt solid #e3e3e3"/>
      <style:text-properties officeooo:paragraph-rsid="00087546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officeooo:paragraph-rsid="00087546"/>
    </style:style>
    <style:style style:name="P4" style:family="paragraph" style:parent-style-name="Text_20_body">
      <style:paragraph-properties fo:padding="0.0193in" fo:border="0.06pt solid #e3e3e3"/>
      <style:text-properties officeooo:paragraph-rsid="00087546"/>
    </style:style>
    <style:style style:name="T1" style:family="text">
      <style:text-properties loext:padding="0.0193in" loext:border="0.06pt solid #e3e3e3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tetrics and Gynecology &amp; Infertility</text:p>
      <text:p text:style-name="P4"><text:span text:style-name="Strong_20_Emphasis"><text:span text:style-name="T2">- Offers complete care including high-risk pregnancies, infertility management, contraception, menopause, and more.</text:span></text:span></text:p>
      <text:p text:style-name="P4"><text:span text:style-name="Strong_20_Emphasis"><text:span text:style-name="T2">- Provides reproductive health services, prenatal and postnatal care, and minimally invasive surgeries.</text:span></text:span></text:p>
      <text:p text:style-name="P4"><text:span text:style-name="Strong_20_Emphasis"><text:span text:style-name="T2">- Staffed by skilled doctors like Dr. Zankhna Shah and Dr. Ruchi Desai Thakor.</text:span></text:span></text:p>
      <text:p text:style-name="P4"><text:span text:style-name="Strong_20_Emphasis"><text:span text:style-name="T2">- Equipped with state-of-the-art facilities including ICU, NICU, and advanced operation theater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2:56.719479500</meta:creation-date>
    <dc:date>2024-04-12T13:59:24.101457416</dc:date>
    <meta:editing-duration>PT1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7" meta:character-count="432" meta:non-whitespace-character-count="380"/>
  </office:meta>
</office:document-meta>
</file>